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paragraph-rsid="00132d06"/>
    </style:style>
    <style:style style:name="P5" style:family="paragraph" style:parent-style-name="Standard">
      <style:paragraph-properties fo:text-align="start" style:justify-single-word="false"/>
      <style:text-properties officeooo:rsid="000158ed" officeooo:paragraph-rsid="0000cf19"/>
    </style:style>
    <style:style style:name="P6" style:family="paragraph" style:parent-style-name="Standard">
      <style:paragraph-properties fo:text-align="start" style:justify-single-word="false"/>
      <style:text-properties officeooo:rsid="000158ed" officeooo:paragraph-rsid="00037a1d"/>
    </style:style>
    <style:style style:name="P7" style:family="paragraph" style:parent-style-name="Standard">
      <style:paragraph-properties fo:text-align="start" style:justify-single-word="false"/>
      <style:text-properties officeooo:rsid="000158ed" officeooo:paragraph-rsid="000158ed"/>
    </style:style>
    <style:style style:name="P8" style:family="paragraph" style:parent-style-name="Standard">
      <style:text-properties officeooo:rsid="000158ed" officeooo:paragraph-rsid="00132d06"/>
    </style:style>
    <style:style style:name="P9" style:family="paragraph" style:parent-style-name="Standard">
      <style:paragraph-properties fo:text-align="start" style:justify-single-word="false"/>
      <style:text-properties officeooo:rsid="000437bd" officeooo:paragraph-rsid="000437bd"/>
    </style:style>
    <style:style style:name="P10" style:family="paragraph" style:parent-style-name="Standard">
      <style:paragraph-properties fo:text-align="start" style:justify-single-word="false"/>
      <style:text-properties officeooo:rsid="0006b331" officeooo:paragraph-rsid="0006b331"/>
    </style:style>
    <style:style style:name="P11" style:family="paragraph" style:parent-style-name="Standard">
      <style:paragraph-properties fo:text-align="start" style:justify-single-word="false"/>
      <style:text-properties officeooo:rsid="0006b331" officeooo:paragraph-rsid="0017a563"/>
    </style:style>
    <style:style style:name="P12" style:family="paragraph" style:parent-style-name="Standard">
      <style:paragraph-properties fo:text-align="start" style:justify-single-word="false"/>
      <style:text-properties officeooo:rsid="0000cf19" officeooo:paragraph-rsid="0006436a"/>
    </style:style>
    <style:style style:name="P13" style:family="paragraph" style:parent-style-name="Standard">
      <style:paragraph-properties fo:text-align="start" style:justify-single-word="false"/>
      <style:text-properties officeooo:rsid="0000cf19" officeooo:paragraph-rsid="0006b331"/>
    </style:style>
    <style:style style:name="P14" style:family="paragraph" style:parent-style-name="Standard">
      <style:paragraph-properties fo:text-align="start" style:justify-single-word="false"/>
      <style:text-properties officeooo:rsid="0000cf19" officeooo:paragraph-rsid="00037a1d"/>
    </style:style>
    <style:style style:name="P15" style:family="paragraph" style:parent-style-name="Standard">
      <style:paragraph-properties fo:text-align="start" style:justify-single-word="false"/>
      <style:text-properties officeooo:rsid="0000cf19" officeooo:paragraph-rsid="000437bd"/>
    </style:style>
    <style:style style:name="P16" style:family="paragraph" style:parent-style-name="Standard">
      <style:paragraph-properties fo:text-align="start" style:justify-single-word="false"/>
      <style:text-properties officeooo:rsid="0000cf19" officeooo:paragraph-rsid="0000cf19"/>
    </style:style>
    <style:style style:name="P17" style:family="paragraph" style:parent-style-name="Standard">
      <style:paragraph-properties fo:text-align="start" style:justify-single-word="false"/>
      <style:text-properties officeooo:rsid="0000cf19" officeooo:paragraph-rsid="00089a14"/>
    </style:style>
    <style:style style:name="P18" style:family="paragraph" style:parent-style-name="Standard">
      <style:paragraph-properties fo:text-align="start" style:justify-single-word="false"/>
      <style:text-properties officeooo:rsid="0000cf19" officeooo:paragraph-rsid="0009a36a"/>
    </style:style>
    <style:style style:name="P19" style:family="paragraph" style:parent-style-name="Standard">
      <style:paragraph-properties fo:text-align="start" style:justify-single-word="false"/>
      <style:text-properties officeooo:rsid="0000cf19" officeooo:paragraph-rsid="000d6e55"/>
    </style:style>
    <style:style style:name="P20" style:family="paragraph" style:parent-style-name="Standard">
      <style:paragraph-properties fo:text-align="start" style:justify-single-word="false"/>
      <style:text-properties officeooo:rsid="0000cf19" officeooo:paragraph-rsid="00105509"/>
    </style:style>
    <style:style style:name="P21" style:family="paragraph" style:parent-style-name="Standard">
      <style:paragraph-properties fo:text-align="start" style:justify-single-word="false"/>
      <style:text-properties officeooo:rsid="0000cf19" officeooo:paragraph-rsid="001145de"/>
    </style:style>
    <style:style style:name="P22" style:family="paragraph" style:parent-style-name="Standard">
      <style:paragraph-properties fo:text-align="start" style:justify-single-word="false" fo:break-before="column"/>
      <style:text-properties officeooo:rsid="0000cf19" officeooo:paragraph-rsid="00132d06"/>
    </style:style>
    <style:style style:name="P23" style:family="paragraph" style:parent-style-name="Standard">
      <style:paragraph-properties fo:text-align="start" style:justify-single-word="false"/>
      <style:text-properties officeooo:rsid="0000cf19" officeooo:paragraph-rsid="0017a563"/>
    </style:style>
    <style:style style:name="P24" style:family="paragraph" style:parent-style-name="Standard">
      <style:paragraph-properties fo:text-align="center" style:justify-single-word="false"/>
      <style:text-properties officeooo:rsid="0000cf19" officeooo:paragraph-rsid="0000cf19"/>
    </style:style>
    <style:style style:name="P25" style:family="paragraph" style:parent-style-name="Table_20_Contents">
      <style:paragraph-properties fo:text-align="center" style:justify-single-word="false"/>
      <style:text-properties officeooo:rsid="0000cf19" officeooo:paragraph-rsid="0000cf19"/>
    </style:style>
    <style:style style:name="P26" style:family="paragraph" style:parent-style-name="Standard">
      <style:paragraph-properties fo:text-align="start" style:justify-single-word="false"/>
      <style:text-properties officeooo:rsid="0006436a" officeooo:paragraph-rsid="0006436a"/>
    </style:style>
    <style:style style:name="P27" style:family="paragraph" style:parent-style-name="Table_20_Contents">
      <style:paragraph-properties fo:text-align="center" style:justify-single-word="false"/>
      <style:text-properties officeooo:rsid="0006436a" officeooo:paragraph-rsid="0006436a"/>
    </style:style>
    <style:style style:name="P28" style:family="paragraph" style:parent-style-name="Table_20_Contents">
      <style:paragraph-properties fo:text-align="center" style:justify-single-word="false"/>
      <style:text-properties officeooo:rsid="0006436a"/>
    </style:style>
    <style:style style:name="P29" style:family="paragraph" style:parent-style-name="Table_20_Contents">
      <style:paragraph-properties fo:text-align="center" style:justify-single-word="false"/>
      <style:text-properties officeooo:rsid="0006436a" officeooo:paragraph-rsid="000b37a1"/>
    </style:style>
    <style:style style:name="P30" style:family="paragraph" style:parent-style-name="Standard">
      <style:paragraph-properties fo:text-align="start" style:justify-single-word="false"/>
      <style:text-properties officeooo:rsid="00044ff6" officeooo:paragraph-rsid="00044ff6"/>
    </style:style>
    <style:style style:name="P31" style:family="paragraph" style:parent-style-name="Standard">
      <style:paragraph-properties fo:text-align="start" style:justify-single-word="false"/>
      <style:text-properties officeooo:rsid="00044ff6" officeooo:paragraph-rsid="0019270b"/>
    </style:style>
    <style:style style:name="P32" style:family="paragraph" style:parent-style-name="Standard">
      <style:paragraph-properties fo:text-align="center" style:justify-single-word="false"/>
      <style:text-properties officeooo:rsid="00044ff6" officeooo:paragraph-rsid="0019cf18"/>
    </style:style>
    <style:style style:name="P33" style:family="paragraph" style:parent-style-name="Standard">
      <style:paragraph-properties fo:text-align="start" style:justify-single-word="false"/>
      <style:text-properties officeooo:rsid="00037a1d" officeooo:paragraph-rsid="000437bd"/>
    </style:style>
    <style:style style:name="P34" style:family="paragraph" style:parent-style-name="Standard">
      <style:paragraph-properties fo:text-align="start" style:justify-single-word="false"/>
      <style:text-properties officeooo:rsid="00037a1d" officeooo:paragraph-rsid="00037a1d"/>
    </style:style>
    <style:style style:name="P35" style:family="paragraph" style:parent-style-name="Standard">
      <style:paragraph-properties fo:text-align="start" style:justify-single-word="false"/>
      <style:text-properties officeooo:rsid="00031624" officeooo:paragraph-rsid="00031624"/>
    </style:style>
    <style:style style:name="P36" style:family="paragraph" style:parent-style-name="Standard">
      <style:paragraph-properties fo:text-align="start" style:justify-single-word="false"/>
      <style:text-properties officeooo:rsid="00025b75" officeooo:paragraph-rsid="00025b75"/>
    </style:style>
    <style:style style:name="P37" style:family="paragraph" style:parent-style-name="Table_20_Contents">
      <style:paragraph-properties fo:text-align="center" style:justify-single-word="false"/>
      <style:text-properties officeooo:rsid="00025b75" officeooo:paragraph-rsid="00025b75"/>
    </style:style>
    <style:style style:name="P38" style:family="paragraph" style:parent-style-name="Standard">
      <style:paragraph-properties fo:text-align="start" style:justify-single-word="false"/>
      <style:text-properties officeooo:rsid="00089a14" officeooo:paragraph-rsid="00089a14"/>
    </style:style>
    <style:style style:name="P39" style:family="paragraph" style:parent-style-name="Standard">
      <style:paragraph-properties fo:text-align="start" style:justify-single-word="false"/>
      <style:text-properties officeooo:rsid="000d6e55" officeooo:paragraph-rsid="000d6e55"/>
    </style:style>
    <style:style style:name="P40" style:family="paragraph" style:parent-style-name="Standard">
      <style:paragraph-properties fo:text-align="start" style:justify-single-word="false"/>
      <style:text-properties officeooo:rsid="000d6e55" officeooo:paragraph-rsid="0017a563"/>
    </style:style>
    <style:style style:name="P41" style:family="paragraph" style:parent-style-name="Table_20_Contents">
      <style:paragraph-properties fo:text-align="center" style:justify-single-word="false"/>
      <style:text-properties officeooo:rsid="000d6e55" officeooo:paragraph-rsid="000d6e55"/>
    </style:style>
    <style:style style:name="P42" style:family="paragraph" style:parent-style-name="Standard">
      <style:paragraph-properties fo:text-align="start" style:justify-single-word="false"/>
      <style:text-properties officeooo:rsid="000eef1e" officeooo:paragraph-rsid="000eef1e"/>
    </style:style>
    <style:style style:name="P43" style:family="paragraph" style:parent-style-name="Standard">
      <style:paragraph-properties fo:text-align="start" style:justify-single-word="false"/>
      <style:text-properties officeooo:rsid="000eef1e" officeooo:paragraph-rsid="0019cf18"/>
    </style:style>
    <style:style style:name="P44" style:family="paragraph" style:parent-style-name="Standard">
      <style:paragraph-properties fo:text-align="start" style:justify-single-word="false"/>
      <style:text-properties officeooo:rsid="000eef1e" officeooo:paragraph-rsid="0017a563"/>
    </style:style>
    <style:style style:name="P45" style:family="paragraph" style:parent-style-name="Standard">
      <style:paragraph-properties fo:text-align="start" style:justify-single-word="false"/>
      <style:text-properties officeooo:rsid="000ffea9" officeooo:paragraph-rsid="000ffea9"/>
    </style:style>
    <style:style style:name="P46" style:family="paragraph" style:parent-style-name="Standard">
      <style:paragraph-properties fo:text-align="start" style:justify-single-word="false"/>
      <style:text-properties officeooo:rsid="00105509" officeooo:paragraph-rsid="00105509"/>
    </style:style>
    <style:style style:name="P47" style:family="paragraph" style:parent-style-name="Standard">
      <style:paragraph-properties fo:text-align="start" style:justify-single-word="false"/>
      <style:text-properties officeooo:rsid="00105509" officeooo:paragraph-rsid="001145de"/>
    </style:style>
    <style:style style:name="P48" style:family="paragraph" style:parent-style-name="Standard">
      <style:paragraph-properties fo:text-align="start" style:justify-single-word="false"/>
      <style:text-properties officeooo:rsid="001145de" officeooo:paragraph-rsid="001145de"/>
    </style:style>
    <style:style style:name="P49" style:family="paragraph" style:parent-style-name="Standard">
      <style:paragraph-properties fo:text-align="center" style:justify-single-word="false" fo:break-before="page"/>
      <style:text-properties officeooo:rsid="00132d06" officeooo:paragraph-rsid="00132d06"/>
    </style:style>
    <style:style style:name="P50" style:family="paragraph" style:parent-style-name="Standard">
      <style:paragraph-properties fo:text-align="center" style:justify-single-word="false"/>
      <style:text-properties officeooo:rsid="00132d06" officeooo:paragraph-rsid="00132d06"/>
    </style:style>
    <style:style style:name="P51" style:family="paragraph" style:parent-style-name="Standard">
      <style:paragraph-properties fo:text-align="center" style:justify-single-word="false"/>
      <style:text-properties officeooo:rsid="0019cf18" officeooo:paragraph-rsid="0019cf18"/>
    </style:style>
    <style:style style:name="P52" style:family="paragraph" style:parent-style-name="Table_20_Contents">
      <style:paragraph-properties fo:text-align="center" style:justify-single-word="false"/>
      <style:text-properties officeooo:rsid="0019cf18" officeooo:paragraph-rsid="0019cf18"/>
    </style:style>
    <style:style style:name="P53" style:family="paragraph" style:parent-style-name="Table_20_Contents">
      <style:paragraph-properties fo:text-align="center" style:justify-single-word="false"/>
      <style:text-properties officeooo:rsid="0009a36a" officeooo:paragraph-rsid="0009a36a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0cf19" officeooo:paragraph-rsid="0000cf19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9a36a" officeooo:paragraph-rsid="0009a36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25b75" officeooo:paragraph-rsid="00025b75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6436a" officeooo:paragraph-rsid="0006436a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d6e55" officeooo:paragraph-rsid="000d6e55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9cf18" officeooo:paragraph-rsid="0019cf18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officeooo:rsid="000bbe1f" officeooo:paragraph-rsid="0019cf18"/>
    </style:style>
    <style:style style:name="P61" style:family="paragraph" style:parent-style-name="Standard">
      <style:paragraph-properties fo:text-align="start" style:justify-single-word="false"/>
      <style:text-properties officeooo:paragraph-rsid="00105509"/>
    </style:style>
    <style:style style:name="P62" style:family="paragraph" style:parent-style-name="Table_20_Contents">
      <style:paragraph-properties fo:text-align="center" style:justify-single-word="false"/>
      <style:text-properties officeooo:rsid="001b1d29" officeooo:paragraph-rsid="001b1d29"/>
    </style:style>
    <style:style style:name="P63" style:family="paragraph" style:parent-style-name="Preformatted_20_Text">
      <style:text-properties officeooo:rsid="001b9908" officeooo:paragraph-rsid="001b9908"/>
    </style:style>
    <style:style style:name="P64" style:family="paragraph" style:parent-style-name="Heading_20_2">
      <style:text-properties officeooo:paragraph-rsid="00132d06"/>
    </style:style>
    <style:style style:name="P65" style:family="paragraph" style:parent-style-name="Heading_20_3">
      <style:text-properties officeooo:paragraph-rsid="00132d06"/>
    </style:style>
    <style:style style:name="P66" style:family="paragraph" style:parent-style-name="Heading_20_3">
      <style:paragraph-properties fo:break-before="column"/>
    </style:style>
    <style:style style:name="P67" style:family="paragraph" style:parent-style-name="Heading_20_3">
      <style:text-properties officeooo:paragraph-rsid="0017a563"/>
    </style:style>
    <style:style style:name="T1" style:family="text">
      <style:text-properties officeooo:rsid="0000cf19"/>
    </style:style>
    <style:style style:name="T2" style:family="text">
      <style:text-properties officeooo:rsid="000158ed"/>
    </style:style>
    <style:style style:name="T3" style:family="text">
      <style:text-properties officeooo:rsid="0001757e"/>
    </style:style>
    <style:style style:name="T4" style:family="text">
      <style:text-properties officeooo:rsid="000181e2"/>
    </style:style>
    <style:style style:name="T5" style:family="text">
      <style:text-properties officeooo:rsid="0001b6c8"/>
    </style:style>
    <style:style style:name="T6" style:family="text">
      <style:text-properties officeooo:rsid="00037a1d"/>
    </style:style>
    <style:style style:name="T7" style:family="text">
      <style:text-properties officeooo:rsid="000437bd"/>
    </style:style>
    <style:style style:name="T8" style:family="text">
      <style:text-properties officeooo:rsid="0006436a"/>
    </style:style>
    <style:style style:name="T9" style:family="text">
      <style:text-properties officeooo:rsid="0006b331"/>
    </style:style>
    <style:style style:name="T10" style:family="text">
      <style:text-properties officeooo:rsid="000b37a1"/>
    </style:style>
    <style:style style:name="T11" style:family="text">
      <style:text-properties officeooo:rsid="000bbe1f"/>
    </style:style>
    <style:style style:name="T12" style:family="text">
      <style:text-properties officeooo:rsid="000d6e55"/>
    </style:style>
    <style:style style:name="T13" style:family="text">
      <style:text-properties officeooo:rsid="00105509"/>
    </style:style>
    <style:style style:name="T14" style:family="text">
      <style:text-properties officeooo:rsid="001145de"/>
    </style:style>
    <style:style style:name="T15" style:family="text">
      <style:text-properties officeooo:rsid="001b1d29"/>
    </style:style>
    <style:style style:name="T16" style:family="text">
      <style:text-properties officeooo:rsid="001b9908"/>
    </style:style>
    <style:style style:name="T17" style:family="text">
      <style:text-properties officeooo:rsid="001ca6b5"/>
    </style:style>
    <style:style style:name="T18" style:family="text">
      <style:text-properties officeooo:rsid="001d6745"/>
    </style:style>
    <style:style style:name="T19" style:family="text">
      <style:text-properties officeooo:rsid="001f3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Title">RockyLinux-ANSSI-BP-028</text:p>
      <text:p text:style-name="P24"/>
      <text:p text:style-name="P24"/>
      <text:p text:style-name="P24"/>
      <text:p text:style-name="Subtitle">MANUEL D’EXPLOITATION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4">Version</text:p>
          </table:table-cell>
          <table:table-cell table:style-name="Table1.A1" office:value-type="string">
            <text:p text:style-name="P55">Version de l’OS applicable</text:p>
          </table:table-cell>
          <table:table-cell table:style-name="Table1.A1" office:value-type="string">
            <text:p text:style-name="P54">Date</text:p>
          </table:table-cell>
          <table:table-cell table:style-name="Table1.A1" office:value-type="string">
            <text:p text:style-name="P54">Commentaire</text:p>
          </table:table-cell>
          <table:table-cell table:style-name="Table1.E1" office:value-type="string">
            <text:p text:style-name="P54">Par</text:p>
          </table:table-cell>
        </table:table-row>
        <table:table-row>
          <table:table-cell table:style-name="Table1.A2" office:value-type="string">
            <text:p text:style-name="P25">1.<text:span text:style-name="T15">1</text:span></text:p>
          </table:table-cell>
          <table:table-cell table:style-name="Table1.A2" office:value-type="string">
            <text:p text:style-name="P53">9.<text:span text:style-name="T15">4</text:span>-1</text:p>
          </table:table-cell>
          <table:table-cell table:style-name="Table1.A2" office:value-type="string">
            <text:p text:style-name="P25">1<text:span text:style-name="T15">4</text:span> <text:span text:style-name="T15">Avril</text:span> 202<text:span text:style-name="T15">5</text:span></text:p>
          </table:table-cell>
          <table:table-cell table:style-name="Table1.A2" office:value-type="string">
            <text:p text:style-name="P62">Mise à jour vers la version 9.5</text:p>
          </table:table-cell>
          <table:table-cell table:style-name="Table1.E2" office:value-type="string">
            <text:p text:style-name="P25">Chelsea Murgia mail@chelsea486mhz.fr</text:p>
          </table:table-cell>
        </table:table-row>
      </table:table>
      <text:p text:style-name="P24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[ Page vide ]</text:p>
      <text:h text:style-name="P3" text:outline-level="1">SOMMAIRE</text:h>
      <text:h text:style-name="Heading_20_2" text:outline-level="2" text:is-list-header="true">I – MANUEL D’INSTALLATION</text:h>
      <text:h text:style-name="Heading_20_3" text:outline-level="3"><text:tab/>1. Configuration matérielle minimale requise</text:h>
      <text:h text:style-name="Heading_20_3" text:outline-level="3"><text:tab/>2. Acquisition des fichiers d’installation</text:h>
      <text:p text:style-name="P16"><text:tab/><text:tab/><text:span text:style-name="T2">a. Image disque</text:span></text:p>
      <text:p text:style-name="P16"><text:tab/><text:tab/><text:span text:style-name="T2">b. Somme de contrôle</text:span></text:p>
      <text:p text:style-name="P5"><text:tab/><text:tab/>c. Signatures PGP</text:p>
      <text:p text:style-name="P7"><text:tab/><text:tab/>d. Clé publique PGP</text:p>
      <text:h text:style-name="Heading_20_3" text:outline-level="3"><text:tab/>3. Vérification des fichiers d’installation</text:h>
      <text:p text:style-name="P16"><text:tab/><text:tab/><text:span text:style-name="T2">a. Intégrité</text:span></text:p>
      <text:p text:style-name="P16"><text:tab/><text:tab/><text:span text:style-name="T2">b. Signatures</text:span></text:p>
      <text:h text:style-name="Heading_20_3" text:outline-level="3"><text:tab/>4. Création de la machine virtuelle</text:h>
      <text:h text:style-name="Heading_20_3" text:outline-level="3"><text:tab/>5. Installation du système d’exploitation sécurisé</text:h>
      <text:h text:style-name="P64" text:outline-level="2" text:is-list-header="true">II – MANUEL UTILISATEUR</text:h>
      <text:h text:style-name="P65" text:outline-level="3" text:is-list-header="true"><text:tab/><text:span text:style-name="T3">1. La machine installée</text:span></text:h>
      <text:p text:style-name="P4"><text:span text:style-name="T3"><text:tab/><text:tab/>a. Partitionnement du disque<text:line-break/><text:tab/><text:tab/>b. Conformité aux normes ANSSI-BP-028<text:line-break/><text:tab/><text:tab/></text:span><text:span text:style-name="T9">c. Niveau de sécurité</text:span></text:p>
      <text:h text:style-name="Heading_20_3" text:outline-level="3" text:is-list-header="true"><text:span text:style-name="T3"><text:tab/>2</text:span><text:span text:style-name="T2">. Configuration des utilisateurs</text:span></text:h>
      <text:p text:style-name="P8"><text:tab/><text:tab/>a. Mot de passe root<text:line-break/> <text:tab/><text:tab/>b. Création d’un utilisateur</text:p>
      <text:h text:style-name="Heading_20_3" text:outline-level="3" text:is-list-header="true"><text:span text:style-name="T3"><text:tab/>3</text:span><text:span text:style-name="T2">. Sécurisation d</text:span><text:span text:style-name="T4">e la machine</text:span></text:h>
      <text:p text:style-name="P4"><text:span text:style-name="T2"><text:tab/><text:tab/>a. Désactivation de la connexion </text:span><text:span text:style-name="T9">SSH </text:span><text:span text:style-name="T2">par mot de passe<text:line-break/><text:tab/><text:tab/>b. Ajout d’une clé publique SSH<text:line-break/><text:tab/><text:tab/></text:span><text:span text:style-name="T4">c. Ré-évaluation de la conformité aux normes ANSSI-BP-028<text:line-break/><text:tab/><text:tab/>d. Remédiations de sécurité</text:span></text:p>
      <text:h text:style-name="Heading_20_3" text:outline-level="3"><text:span text:style-name="T2"><text:tab/></text:span><text:span text:style-name="T3">4</text:span><text:span text:style-name="T2">. Configuration du système</text:span></text:h>
      <text:p text:style-name="P4"><text:span text:style-name="T2"><text:tab/><text:tab/></text:span><text:span text:style-name="T12">a. Nom d’hôte</text:span></text:p>
      <text:p text:style-name="P22"><text:tab/><text:tab/><text:span text:style-name="T2">b. rsyslog<text:line-break/><text:tab/><text:tab/>c. sudo</text:span></text:p>
      <text:h text:style-name="Heading_20_3" text:outline-level="3"><text:soft-page-break/><text:span text:style-name="T2"><text:tab/></text:span><text:span text:style-name="T3">5. Services actifs sur la machine</text:span></text:h>
      <text:p text:style-name="P19"><text:tab/><text:tab/><text:span text:style-name="T12">a. Pare-feu</text:span></text:p>
      <text:p text:style-name="P19"><text:tab/><text:tab/><text:span text:style-name="T12">b. Cockpit</text:span></text:p>
      <text:p text:style-name="P45"><text:tab/><text:tab/>c. OpenSSH</text:p>
      <text:h text:style-name="Heading_20_2" text:outline-level="2" text:is-list-header="true"><text:span text:style-name="T5">III</text:span> – <text:span text:style-name="T5">MANUEL DE </text:span>MODIFICATION DE L’INSTALLATION</text:h>
      <text:h text:style-name="Heading_20_3" text:outline-level="3" text:is-list-header="true"><text:tab/>1. Inclure une clé publique SSH</text:h>
      <text:h text:style-name="Heading_20_3" text:outline-level="3"><text:tab/>2. Inclure un package RPM</text:h>
      <text:p text:style-name="Standard"/>
      <text:h text:style-name="P3" text:outline-level="1">I – MANUEL D’INSTALLATION</text:h>
      <text:p text:style-name="P36"/>
      <text:p text:style-name="P36">Le manuel d’installation a pour but de guider l’administrateur système dans le provisionnement et le déploiement d’un serveur sécurisé RockyLinux-ANSSI-BP-028.</text:p>
      <text:p text:style-name="P36"/>
      <text:h text:style-name="Heading_20_2" text:outline-level="2">1. Configuration matérielle minimale requise</text:h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6">Type de matériel</text:p>
          </table:table-cell>
          <table:table-cell table:style-name="Table2.B1" office:value-type="string">
            <text:p text:style-name="P56">Configuration minimale requise</text:p>
          </table:table-cell>
        </table:table-row>
        <table:table-row>
          <table:table-cell table:style-name="Table2.A2" office:value-type="string">
            <text:p text:style-name="P37">RAM</text:p>
          </table:table-cell>
          <table:table-cell table:style-name="Table2.B2" office:value-type="string">
            <text:p text:style-name="P37"><text:span text:style-name="T11">4096 M</text:span>o</text:p>
          </table:table-cell>
        </table:table-row>
        <table:table-row>
          <table:table-cell table:style-name="Table2.A2" office:value-type="string">
            <text:p text:style-name="P37">CPU</text:p>
          </table:table-cell>
          <table:table-cell table:style-name="Table2.B2" office:value-type="string">
            <text:p text:style-name="P37">1 vCPU, accélération matérielle AES, jeu d’instruction x86_64</text:p>
          </table:table-cell>
        </table:table-row>
        <table:table-row>
          <table:table-cell table:style-name="Table2.A2" office:value-type="string">
            <text:p text:style-name="P37">Réseau</text:p>
          </table:table-cell>
          <table:table-cell table:style-name="Table2.B2" office:value-type="string">
            <text:p text:style-name="P37">Adaptateur réseau <text:span text:style-name="T8">E</text:span>thernet (connexion non requise)</text:p>
          </table:table-cell>
        </table:table-row>
        <table:table-row>
          <table:table-cell table:style-name="Table2.A2" office:value-type="string">
            <text:p text:style-name="P37">Stockage</text:p>
          </table:table-cell>
          <table:table-cell table:style-name="Table2.B2" office:value-type="string">
            <text:p text:style-name="P37">Disque VirtIO« système » de <text:span text:style-name="T15">40</text:span> Go (/dev/vda)</text:p>
          </table:table-cell>
        </table:table-row>
        <table:table-row>
          <table:table-cell table:style-name="Table2.A2" office:value-type="string">
            <text:p text:style-name="P37">Système</text:p>
          </table:table-cell>
          <table:table-cell table:style-name="Table2.B2" office:value-type="string">
            <text:p text:style-name="P37">Support UEFI activé</text:p>
          </table:table-cell>
        </table:table-row>
        <table:table-row>
          <table:table-cell table:style-name="Table2.A2" office:value-type="string">
            <text:p text:style-name="P37">TPM</text:p>
          </table:table-cell>
          <table:table-cell table:style-name="Table2.B2" office:value-type="string">
            <text:p text:style-name="P37">V2.0 activé</text:p>
          </table:table-cell>
        </table:table-row>
        <table:table-row>
          <table:table-cell table:style-name="Table2.A2" office:value-type="string">
            <text:p text:style-name="P37">Virtualisation</text:p>
          </table:table-cell>
          <table:table-cell table:style-name="Table2.B2" office:value-type="string">
            <text:p text:style-name="P37">Agent QEMU activé</text:p>
          </table:table-cell>
        </table:table-row>
      </table:table>
      <text:p text:style-name="P36"/>
      <text:h text:style-name="Heading_20_2" text:outline-level="2">2. <text:span text:style-name="T1">Acquisition des fichiers d’installation</text:span></text:h>
      <text:p text:style-name="P35"/>
      <text:p text:style-name="P9">La version actuelle du système d’exploitation sécurisé est 9.<text:span text:style-name="T16">5</text:span>, Release 1.</text:p>
      <text:p text:style-name="P35"/>
      <text:h text:style-name="Heading_20_3" text:outline-level="3">a. Image disque</text:h>
      <text:p text:style-name="P14"/>
      <text:p text:style-name="P34">L’image disque doit être obtenue par GitHub :</text:p>
      <text:p text:style-name="P34"/>
      <text:p text:style-name="Preformatted_20_Text"><text:span text:style-name="T6">$ </text:span><text:span text:style-name="T7">wget </text:span><text:span text:style-name="T6">https://github.com/Chelsea486MHz/RockyLinux-ANSSI-BP-028/releases/download/v9.</text:span><text:span text:style-name="T16">5</text:span><text:span text:style-name="T6">-1/RockyLinux-ANSSI-BP-028-9.</text:span><text:span text:style-name="T16">5</text:span><text:span text:style-name="T6">-1-x86_64.iso</text:span></text:p>
      <text:p text:style-name="P14"/>
      <text:h text:style-name="Heading_20_3" text:outline-level="3">b. Somme de contrôle</text:h>
      <text:p text:style-name="P15"/>
      <text:p text:style-name="P33">L<text:span text:style-name="T7">a somme de contrôle SHA-256</text:span> doit être obtenue par GitHub :</text:p>
      <text:p text:style-name="P33"/>
      <text:p text:style-name="Preformatted_20_Text">$ wget https://github.com/Chelsea486MHz/RockyLinux-ANSSI-BP-028/releases/download/v9.<text:span text:style-name="T16">5</text:span>-1/RockyLinux-ANSSI-BP-028-9.<text:span text:style-name="T16">5</text:span>-1-x86_64.iso.sha256sum</text:p>
      <text:p text:style-name="P15"/>
      <text:h text:style-name="Heading_20_3" text:outline-level="3"><text:soft-page-break/>c. Signatures PGP</text:h>
      <text:p text:style-name="P14"/>
      <text:p text:style-name="P9">Les signatures PGP doivent être obtenues par GitHub :</text:p>
      <text:p text:style-name="P9"/>
      <text:p text:style-name="Preformatted_20_Text">$ wget https://github.com/Chelsea486MHz/RockyLinux-ANSSI-BP-028/releases/download/v9.<text:span text:style-name="T16">5</text:span>-1/RockyLinux-ANSSI-BP-028-9.<text:span text:style-name="T16">5</text:span>-1-x86_64.iso.sig<text:line-break/>$ wget https://github.com/Chelsea486MHz/RockyLinux-ANSSI-BP-028/releases/download/v9.<text:span text:style-name="T16">5</text:span>-1/RockyLinux-ANSSI-BP-028-9.<text:span text:style-name="T16">5</text:span>-1-x86_64.iso.sha256sum.sig</text:p>
      <text:p text:style-name="P14"/>
      <text:h text:style-name="Heading_20_3" text:outline-level="3">d. Clé publique PGP</text:h>
      <text:p text:style-name="P6"/>
      <text:p text:style-name="P9">La clé publique de l’autrice doit être obtenue par GitHub :</text:p>
      <text:p text:style-name="P9"/>
      <text:p text:style-name="Preformatted_20_Text">$ wget https://github.com/Chelsea486MHz/RockyLinux-ANSSI-BP-028/releases/download/v9.<text:span text:style-name="T16">5</text:span>-1/pubkey.asc</text:p>
      <text:p text:style-name="P9"/>
      <text:h text:style-name="Heading_20_2" text:outline-level="2">3. Vérification des fichiers d’installation</text:h>
      <text:p text:style-name="P30"/>
      <text:h text:style-name="Heading_20_3" text:outline-level="3">a. Intégrité</text:h>
      <text:p text:style-name="P30"/>
      <text:p text:style-name="P30">La vérification de l’intégrité de l’image d’installation vous permet d’établir que le fichier de l’image disque est rigoureusement identique à celui sur lequel les tests ont été effectués.</text:p>
      <text:p text:style-name="P30"/>
      <text:p text:style-name="P31">Pour vérifier l’intégrité de l’image disque :<text:line-break/></text:p>
      <text:p text:style-name="Preformatted_20_Text">$ sha256sum -c RockyLinux-ANSSI-BP-028-9.<text:span text:style-name="T16">5</text:span>-1-x86_64.iso.sha256sum</text:p>
      <text:p text:style-name="P30"/>
      <text:h text:style-name="Heading_20_3" text:outline-level="3">b. Signatures</text:h>
      <text:p text:style-name="P30"/>
      <text:p text:style-name="P30">La vérification des signatures vous permet d’établir que l’image d’installation et sa somme de contrôle ont été fournis par la personne contrôlant la clé PGP de l’autrice du projet, Chelsea Murgia.</text:p>
      <text:p text:style-name="P30"/>
      <text:p text:style-name="P30">Cette clé étant stockée sur une YubiKey, la vérification des signatures permet donc d’établir avec un haut niveau de confiance que les fichiers ont été émis par Chelsea Murgia.</text:p>
      <text:p text:style-name="P30"/>
      <text:p text:style-name="P30">Il est nécessaire pour cette étape d’importer la clé publique PGP de Chelsea Murgia :</text:p>
      <text:p text:style-name="P30"/>
      <text:p text:style-name="Preformatted_20_Text">$ gpg --import pubkey.asc</text:p>
      <text:p text:style-name="P30"/>
      <text:p text:style-name="P30">Pour vérifier la signature de la somme de contrôle :</text:p>
      <text:p text:style-name="P30"/>
      <text:p text:style-name="Preformatted_20_Text">$ gpg --verify <text:span text:style-name="T7">RockyLinux-ANSSI-BP-028-9.</text:span><text:span text:style-name="T16">5</text:span><text:span text:style-name="T7">-1-x86_64.iso.sha256sum.sig RockyLinux-ANSSI-BP-028-9.</text:span><text:span text:style-name="T16">5</text:span><text:span text:style-name="T7">-1-x86_64.iso.sha256sum</text:span></text:p>
      <text:p text:style-name="P30"><text:soft-page-break/></text:p>
      <text:p text:style-name="P30">Pour vérifier la signature de l’image disque :</text:p>
      <text:p text:style-name="P30"/>
      <text:p text:style-name="Preformatted_20_Text">$ gpg --verify <text:span text:style-name="T7">RockyLinux-ANSSI-BP-028-9.3-1-x86_64.iso.sig RockyLinux-ANSSI-BP-028-9.3-1-x86_64.iso</text:span></text:p>
      <text:p text:style-name="P30"/>
      <text:h text:style-name="Heading_20_2" text:outline-level="2">4. Création de la machine virtuelle</text:h>
      <text:p text:style-name="P30"/>
      <text:p text:style-name="P30">Sous Proxmox 8.1, la création d’une machine virtuelle répondant à la configuration matérielle minimale requise à l’utilisation du système d’exploitation sécurisé RockyLinux-ANSSI-BP-028 demande les options suivantes :</text:p>
      <text:p text:style-name="P3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9">Nom du réglage</text:p>
          </table:table-cell>
          <table:table-cell table:style-name="Table5.B1" office:value-type="string">
            <text:p text:style-name="P59">Valeur du réglage</text:p>
          </table:table-cell>
        </table:table-row>
        <table:table-row>
          <table:table-cell table:style-name="Table5.A2" office:value-type="string">
            <text:p text:style-name="P52">System / Machine</text:p>
          </table:table-cell>
          <table:table-cell table:style-name="Table5.B2" office:value-type="string">
            <text:p text:style-name="P52">q35</text:p>
          </table:table-cell>
        </table:table-row>
        <table:table-row>
          <table:table-cell table:style-name="Table5.A2" office:value-type="string">
            <text:p text:style-name="P32">System / BIOS</text:p>
          </table:table-cell>
          <table:table-cell table:style-name="Table5.B2" office:value-type="string">
            <text:p text:style-name="P32">OVMF (UEFI)</text:p>
          </table:table-cell>
        </table:table-row>
        <table:table-row>
          <table:table-cell table:style-name="Table5.A2" office:value-type="string">
            <text:p text:style-name="P32">System / Qemu agent</text:p>
          </table:table-cell>
          <table:table-cell table:style-name="Table5.B2" office:value-type="string">
            <text:p text:style-name="P51">activé</text:p>
          </table:table-cell>
        </table:table-row>
        <table:table-row>
          <table:table-cell table:style-name="Table5.A2" office:value-type="string">
            <text:p text:style-name="P32">System / Add TPM</text:p>
          </table:table-cell>
          <table:table-cell table:style-name="Table5.B2" office:value-type="string">
            <text:p text:style-name="P51">activé</text:p>
          </table:table-cell>
        </table:table-row>
        <table:table-row>
          <table:table-cell table:style-name="Table5.A2" office:value-type="string">
            <text:p text:style-name="P32">Disks / Bus / Device</text:p>
          </table:table-cell>
          <table:table-cell table:style-name="Table5.B2" office:value-type="string">
            <text:p text:style-name="P32">VirtIO Block</text:p>
          </table:table-cell>
        </table:table-row>
        <table:table-row>
          <table:table-cell table:style-name="Table5.A2" office:value-type="string">
            <text:p text:style-name="P32">Disks / Disk size (GiB)</text:p>
          </table:table-cell>
          <table:table-cell table:style-name="Table5.B2" office:value-type="string">
            <text:p text:style-name="P52">32</text:p>
          </table:table-cell>
        </table:table-row>
        <table:table-row>
          <table:table-cell table:style-name="Table5.A2" office:value-type="string">
            <text:p text:style-name="P32">CPU / Type</text:p>
          </table:table-cell>
          <table:table-cell table:style-name="Table5.B2" office:value-type="string">
            <text:p text:style-name="P32">x86-64-v2-AES</text:p>
          </table:table-cell>
        </table:table-row>
        <table:table-row>
          <table:table-cell table:style-name="Table5.A2" office:value-type="string">
            <text:p text:style-name="P32">Memory / Memory (MiB)</text:p>
          </table:table-cell>
          <table:table-cell table:style-name="Table5.B2" office:value-type="string">
            <text:p text:style-name="P60">4096</text:p>
          </table:table-cell>
        </table:table-row>
        <table:table-row>
          <table:table-cell table:style-name="Table5.A2" office:value-type="string">
            <text:p text:style-name="P32">Network / Model</text:p>
          </table:table-cell>
          <table:table-cell table:style-name="Table5.B2" office:value-type="string">
            <text:p text:style-name="P32">VirtIO (paravirtualized)</text:p>
          </table:table-cell>
        </table:table-row>
      </table:table>
      <text:p text:style-name="P30"/>
      <text:p text:style-name="P30"/>
      <text:h text:style-name="Heading_20_2" text:outline-level="2">5. Installation du système d’exploitation sécurisé</text:h>
      <text:p text:style-name="P30"/>
      <text:p text:style-name="P30">L’image disque doit être introduite dans un lecteur DVD de la machine virtuelle.</text:p>
      <text:p text:style-name="P30"/>
      <text:p text:style-name="P30">Pour démarrer l’installation, il suffit de démarrer la machine virtuelle.</text:p>
      <text:p text:style-name="P30"/>
      <text:p text:style-name="P30">Si la configuration de cette dernière répond aux exigences décrites dans ce manuel, l’installation est automatique. Le système s’éteindra automatiquement après installation et l’image disque pourra être retirée.</text:p>
      <text:p text:style-name="P30"/>
      <text:p text:style-name="P30">En cas d’erreur, une entrée utilisateur sera requise.</text:p>
      <text:p text:style-name="P30"/>
      <text:h text:style-name="P3" text:outline-level="1">II – MANUEL UTILISATEUR</text:h>
      <text:p text:style-name="P30"/>
      <text:h text:style-name="Heading_20_2" text:outline-level="2">1. La machine installée</text:h>
      <text:h text:style-name="P66" text:outline-level="3"><text:line-break/>a. Partitionnement du disque</text:h>
      <text:p text:style-name="P12"/>
      <text:p text:style-name="P26">Le partitionnement du disque répond aux exigences de l’ANSSI en matière de recommandations de configuration d’un système GNU/Linux, telles que définies dans leur document désigné ANSSI-BP-028.</text:p>
      <text:p text:style-name="P2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7">Point de montage</text:p>
          </table:table-cell>
          <table:table-cell table:style-name="Table3.A1" office:value-type="string">
            <text:p text:style-name="P57">Taille</text:p>
          </table:table-cell>
          <table:table-cell table:style-name="Table3.C1" office:value-type="string">
            <text:p text:style-name="P57">Type</text:p>
          </table:table-cell>
        </table:table-row>
        <table:table-row>
          <table:table-cell table:style-name="Table3.A2" office:value-type="string">
            <text:p text:style-name="P2">/<text:span text:style-name="T8">boot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7">XFS</text:p>
          </table:table-cell>
        </table:table-row>
        <table:table-row>
          <table:table-cell table:style-name="Table3.A2" office:value-type="string">
            <text:p text:style-name="P2">/<text:span text:style-name="T8">boot/efi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7">EFI</text:p>
          </table:table-cell>
        </table:table-row>
        <table:table-row>
          <table:table-cell table:style-name="Table3.A2" office:value-type="string">
            <text:p text:style-name="P2">/<text:span text:style-name="T8">tmp</text:span></text:p>
          </table:table-cell>
          <table:table-cell table:style-name="Table3.A2" office:value-type="string">
            <text:p text:style-name="P28">4096 Mo</text:p>
          </table:table-cell>
          <table:table-cell table:style-name="Table3.C2" office:value-type="string">
            <text:p text:style-name="P27">TMPFS</text:p>
          </table:table-cell>
        </table:table-row>
        <table:table-row>
          <table:table-cell table:style-name="Table3.A2" office:value-type="string">
            <text:p text:style-name="P27">swap</text:p>
          </table:table-cell>
          <table:table-cell table:style-name="Table3.A2" office:value-type="string">
            <text:p text:style-name="P27">4096 Mo</text:p>
          </table:table-cell>
          <table:table-cell table:style-name="Table3.C2" office:value-type="string">
            <text:p text:style-name="P27">swap</text:p>
          </table:table-cell>
        </table:table-row>
        <table:table-row>
          <table:table-cell table:style-name="Table3.A2" office:value-type="string">
            <text:p text:style-name="P2">/</text:p>
          </table:table-cell>
          <table:table-cell table:style-name="Table3.A2" office:value-type="string">
            <text:p text:style-name="P27">10240 Mo</text:p>
          </table:table-cell>
          <table:table-cell table:style-name="Table3.C2" office:value-type="string">
            <text:p text:style-name="P27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home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usr</text:span></text:p>
          </table:table-cell>
          <table:table-cell table:style-name="Table3.A2" office:value-type="string">
            <text:p text:style-name="P27">4096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var</text:span></text:p>
          </table:table-cell>
          <table:table-cell table:style-name="Table3.A2" office:value-type="string">
            <text:p text:style-name="P27">10240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var/tmp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var/log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var/log/audit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srv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  <table:table-row>
          <table:table-cell table:style-name="Table3.A2" office:value-type="string">
            <text:p text:style-name="P2">/<text:span text:style-name="T8">opt</text:span></text:p>
          </table:table-cell>
          <table:table-cell table:style-name="Table3.A2" office:value-type="string">
            <text:p text:style-name="P27">1024 Mo</text:p>
          </table:table-cell>
          <table:table-cell table:style-name="Table3.C2" office:value-type="string">
            <text:p text:style-name="P29">XFS (LVM) <text:span text:style-name="T10">(volgroup 1)</text:span></text:p>
          </table:table-cell>
        </table:table-row>
      </table:table>
      <text:p text:style-name="P26"/>
      <text:h text:style-name="Heading_20_3" text:outline-level="3"><text:line-break/>b. Conformité aux normes ANSSI-BP-028</text:h>
      <text:p text:style-name="P12"/>
      <text:p text:style-name="P10">La conformité du système déployé aux exigences de l’Agence Nationale de Sécurité des Systèmes d’Information (ANSSI) en matière de <text:span text:style-name="T8">recommandations de configuration d’un système GNU/Linux, telles que définies dans leur document désigné ANSSI-BP-028, </text:span>est établie par le logiciel OpenSCAP.</text:p>
      <text:p text:style-name="P10"/>
      <text:p text:style-name="P10">OpenSCAP réalise des tests techniques sur des exigences précises. Les exigences décrites dans le document désigné <text:span text:style-name="T8">ANSSI-BP-028 </text:span>ne sont pas suffisamment précises pour permettre de déléguer <text:soft-page-break/>entièrement l’analyse de conformité à OpenSCAP. <text:s/>De plus, de part la nature générale des des exigences, OpenSCAP peut être amené à retourner des faux positifs et faux négatifs dans ses analyses. </text:p>
      <text:p text:style-name="P10"/>
      <text:p text:style-name="P11">Ainsi, il reste impératif de réaliser des audits et analyses de conformité manuellement avant de pouvoir établir avec certitude que le système répond aux exigences.</text:p>
      <text:h text:style-name="Heading_20_3" text:outline-level="3"><text:line-break/>c. Niveau de sécurité</text:h>
      <text:p text:style-name="P10"/>
      <text:p text:style-name="P10">Le document désigné <text:span text:style-name="T8">ANSSI-BP-028</text:span> fait état de 4 niveaux de sécurité : minimal, intermediate, enhanced, et high.</text:p>
      <text:p text:style-name="P10"/>
      <text:p text:style-name="P10">Le système RockyLinux-ANSSI-BP-028 est conforme au niveau de sécurité enhanced.</text:p>
      <text:p text:style-name="P13"/>
      <text:h text:style-name="Heading_20_2" text:outline-level="2"><text:span text:style-name="T3">2</text:span><text:span text:style-name="T2">. Configuration des utilisateurs</text:span></text:h>
      <text:h text:style-name="Heading_20_3" text:outline-level="3"><text:line-break/>a. Mot de passe root</text:h>
      <text:p text:style-name="P10"/>
      <text:p text:style-name="P10">L’utilisateur root est créé pendant l’installation. Son mot de passe est root.</text:p>
      <text:h text:style-name="Heading_20_3" text:outline-level="3"><text:line-break/>b. Création d’un utilisateur</text:h>
      <text:p text:style-name="P13"/>
      <text:p text:style-name="P10">La commande useradd est utilisée pour créer un nouvel utilisateur sur le système :</text:p>
      <text:p text:style-name="P10"/>
      <text:p text:style-name="Preformatted_20_Text">$ useradd &lt;utilisateur&gt;</text:p>
      <text:p text:style-name="P10"/>
      <text:p text:style-name="P10">Son mot de passe doit être créé :</text:p>
      <text:p text:style-name="P10"/>
      <text:p text:style-name="Preformatted_20_Text">$ passwd &lt;utilisateur&gt;</text:p>
      <text:p text:style-name="P10"/>
      <text:h text:style-name="Heading_20_2" text:outline-level="2"><text:span text:style-name="T3">3</text:span><text:span text:style-name="T2">. Sécurisation d</text:span><text:span text:style-name="T4">e la machine</text:span></text:h>
      <text:h text:style-name="Heading_20_3" text:outline-level="3"><text:span text:style-name="T2"><text:line-break/>a. Désactivation de la connexion </text:span><text:span text:style-name="T9">SSH </text:span><text:span text:style-name="T2">par mot de passe</text:span></text:h>
      <text:p text:style-name="P13"/>
      <text:p text:style-name="P10">Pour désactiver la connexion SSH par mot de passe, il faut modifier /etc/ssh/sshd_config :</text:p>
      <text:p text:style-name="P10"/>
      <text:p text:style-name="Preformatted_20_Text">PasswordAuthentication no</text:p>
      <text:p text:style-name="Preformatted_20_Text">ChallengeResponseAuthentication no</text:p>
      <text:p text:style-name="Preformatted_20_Text">PubkeyAuthentication yes</text:p>
      <text:h text:style-name="Heading_20_3" text:outline-level="3"><text:soft-page-break/><text:line-break/>b. Ajout d’une clé publique SSH</text:h>
      <text:p text:style-name="P13"/>
      <text:p text:style-name="P10">Pour ajouter une clé publique SSH pour se connecter à un compte :</text:p>
      <text:p text:style-name="P10"/>
      <text:p text:style-name="Preformatted_20_Text">$ echo &lt;clé-publique&gt; &gt;&gt; /home/&lt;utilisateur&gt;/.ssh/authorized_keys</text:p>
      <text:p text:style-name="P10"/>
      <text:h text:style-name="Heading_20_3" text:outline-level="3">c. Ré-évaluation de la conformité aux normes ANSSI-BP-028</text:h>
      <text:p text:style-name="P17"/>
      <text:p text:style-name="P38">OpenSCAP peut être utilisé pour réévaluer la conformité du système après l’apport de modifications.</text:p>
      <text:p text:style-name="P17"/>
      <text:p text:style-name="Preformatted_20_Text">$ oscap xccdf eval --remediate --results res.xml --profile xccdf_org.ssgproject.content_profile_anssi_bp28_enhanced /usr/share/xml/scap/ssg/content/ssg-rl9-ds.xml</text:p>
      <text:p text:style-name="P17"/>
      <text:h text:style-name="Heading_20_3" text:outline-level="3">d. Remédiations de sécurité</text:h>
      <text:p text:style-name="P17"/>
      <text:p text:style-name="P38">Une remédiation automatique peut être appliquée après une évaluation à l’aide du paramètre --remediate :</text:p>
      <text:p text:style-name="P17"/>
      <text:p text:style-name="Preformatted_20_Text">$ oscap xccdf eval --remediate --results res.xml --profile xccdf_org.ssgproject.content_profile_anssi_bp28_enhanced /usr/share/xml/scap/ssg/content/ssg-rl9-ds.xml</text:p>
      <text:p text:style-name="P18"/>
      <text:h text:style-name="Heading_20_2" text:outline-level="2"><text:span text:style-name="T3">4</text:span><text:span text:style-name="T2">. Configuration du système</text:span></text:h>
      <text:h text:style-name="P67" text:outline-level="3"><text:span text:style-name="T2"><text:line-break/>a. </text:span><text:span text:style-name="T12">Nom d’hôte</text:span></text:h>
      <text:p text:style-name="P40"><text:line-break/>Le nom d’hôte de la machine peut être changé avec la commande hostnamectl :</text:p>
      <text:p text:style-name="P39"/>
      <text:p text:style-name="Preformatted_20_Text">$ hostnamectl set-hostname &lt;nom&gt;<text:line-break/></text:p>
      <text:p text:style-name="P43">Un redémarrage est nécessaire pour compléter la procédure.</text:p>
      <text:p text:style-name="P12"/>
      <text:h text:style-name="Heading_20_3" text:outline-level="3">b. rsyslog</text:h>
      <text:p text:style-name="P23"><text:span text:style-name="T2"><text:line-break/></text:span><text:span text:style-name="T12">Par défaut, rsyslog est installé et configuré par OpenSCAP. Cependant, les certificats TLS à utiliser doivent être introduits manuellement.</text:span><text:span text:style-name="T2"><text:line-break/></text:span></text:p>
      <text:h text:style-name="P67" text:outline-level="3"><text:soft-page-break/>c. sudo</text:h>
      <text:p text:style-name="P23"/>
      <text:p text:style-name="P44">La configuration de sudo dépend des utilisateurs et des usages, et doit être en conséquence complétée manuellement.</text:p>
      <text:p text:style-name="P18"/>
      <text:h text:style-name="Heading_20_2" text:outline-level="2"><text:span text:style-name="T3">5. Services actifs sur la machin</text:span><text:span text:style-name="T8">e</text:span></text:h>
      <text:p text:style-name="P12"/>
      <text:h text:style-name="Heading_20_3" text:outline-level="3">a. Pare-feu</text:h>
      <text:p text:style-name="P39"/>
      <text:p text:style-name="P39">Un pare-feu (firewalld) est installé sur la machine. Par défaut, les ports suivants sont ouverts :</text:p>
      <text:p text:style-name="P3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Nom</text:p>
          </table:table-cell>
          <table:table-cell table:style-name="Table4.B1" office:value-type="string">
            <text:p text:style-name="P58">Port</text:p>
          </table:table-cell>
        </table:table-row>
        <table:table-row>
          <table:table-cell table:style-name="Table4.A2" office:value-type="string">
            <text:p text:style-name="P41">ssh</text:p>
          </table:table-cell>
          <table:table-cell table:style-name="Table4.B2" office:value-type="string">
            <text:p text:style-name="P41">22/tcp</text:p>
          </table:table-cell>
        </table:table-row>
        <table:table-row>
          <table:table-cell table:style-name="Table4.A2" office:value-type="string">
            <text:p text:style-name="P41">cockpit</text:p>
          </table:table-cell>
          <table:table-cell table:style-name="Table4.B2" office:value-type="string">
            <text:p text:style-name="P41">9090/tcp</text:p>
          </table:table-cell>
        </table:table-row>
      </table:table>
      <text:p text:style-name="P39"/>
      <text:h text:style-name="Heading_20_3" text:outline-level="3">b. Cockpit</text:h>
      <text:p text:style-name="P42"/>
      <text:p text:style-name="P42">Cockpit est une interface web d’administration. Il est exposé sur le port 9090. Par soucis de sécurité, le compte root n’est pas autorisé à s’y connecter. Il est cependant possible de l’autoriser avec la commande suivante :</text:p>
      <text:p text:style-name="P42"/>
      <text:p text:style-name="Preformatted_20_Text"># echo ‘ ‘ &gt; /etc/cockpit/dissalowed-users</text:p>
      <text:p text:style-name="P42"/>
      <text:h text:style-name="Heading_20_3" text:outline-level="3">c. OpenSSH</text:h>
      <text:p text:style-name="P45"/>
      <text:p text:style-name="P45">Un serveur OpenSSH est actif sur la machine et écoute sur le port 22.</text:p>
      <text:p text:style-name="P45"/>
      <text:h text:style-name="P3" text:outline-level="1"><text:span text:style-name="T5">III</text:span> – <text:span text:style-name="T5">MANUEL DE </text:span>MODIFICATION DE L’INSTALLATION<text:line-break/></text:h>
      <text:p text:style-name="P46">Il est possible de modifier le processus d’installation. Pour ce faire, il est nécessaire de cloner le dépôt git :</text:p>
      <text:p text:style-name="P46"/>
      <text:p text:style-name="Preformatted_20_Text">$ git clone https://github.com/Chelsea486MHz/RockyLinux-ANSSI-BP-028</text:p>
      <text:p text:style-name="Preformatted_20_Text">$ cd RockyLinux-ANSSI-BP-028</text:p>
      <text:p text:style-name="P46"/>
      <text:p text:style-name="P61"><text:span text:style-name="T13">Le processus de création d’une image d’installation nécessite </text:span><text:span text:style-name="T16">un environnement Red Hat Entreprise Linux</text:span><text:span text:style-name="T13">. L’image construite et sa somme de contrôle seront trouvables dans le répertoire build. Chaque modification demanderas de reconstruire l’image Docker avant de reconstruire l’image d’installation dans l’image Docker.</text:span></text:p>
      <text:p text:style-name="P21"/>
      <text:p text:style-name="P47">Pour reconstruire l’image disque :</text:p>
      <text:p text:style-name="P47"/>
      <text:p text:style-name="P63"><text:span text:style-name="T19">$</text:span> <text:span text:style-name="T19">docker compose up --build</text:span></text:p>
      <text:p text:style-name="P20"/>
      <text:h text:style-name="Heading_20_1" text:outline-level="1"><text:span text:style-name="T13">1</text:span><text:span text:style-name="T2">. Inclure une clé publique SSH</text:span></text:h>
      <text:p text:style-name="P20"/>
      <text:p text:style-name="P46">Il est possible d’<text:span text:style-name="T14">intégrer une clé publique SSH dans le processus d’installation. Pour ce faire, il faut rajouter une commande dans le fichier kickstarts/post.ks :</text:span></text:p>
      <text:p text:style-name="P46"/>
      <text:p text:style-name="Preformatted_20_Text">mkdir /root/.ssh</text:p>
      <text:p text:style-name="Preformatted_20_Text">echo ‘&lt;clé&gt;’ &gt; /root/.ssh/authorized_keys</text:p>
      <text:p text:style-name="P20"/>
      <text:h text:style-name="Heading_20_1" text:outline-level="1">2. Inclure un <text:span text:style-name="T17">paquet</text:span> RPM</text:h>
      <text:p text:style-name="P20"/>
      <text:p text:style-name="P48">Il est possible d’inclure un <text:span text:style-name="T18">paquet</text:span> RPM et l’installer automatiquement. Pour ce faire, il faut ajouter le nom du paquet dans le fichier packages-to-add.txt puis dans la liste des paquets du fichier kickstarts/packages.k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0cf1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52:02.712000000</meta:creation-date>
    <dc:date>2025-04-23T16:20:24.811037384</dc:date>
    <meta:editing-duration>PT3H10M18S</meta:editing-duration>
    <meta:editing-cycles>35</meta:editing-cycles>
    <meta:generator>LibreOffice/24.2.7.2$Linux_X86_64 LibreOffice_project/420$Build-2</meta:generator>
    <meta:document-statistic meta:table-count="5" meta:image-count="0" meta:object-count="0" meta:page-count="12" meta:paragraph-count="231" meta:word-count="1435" meta:character-count="10214" meta:non-whitespace-character-count="8942"/>
  </office:meta>
</office:document-meta>
</file>